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e33" officeooo:paragraph-rsid="0006ce33"/>
    </style:style>
    <style:style style:name="P2" style:family="paragraph" style:parent-style-name="Standard">
      <style:text-properties officeooo:rsid="0006ce33" officeooo:paragraph-rsid="0008cdb9"/>
    </style:style>
    <style:style style:name="P3" style:family="paragraph" style:parent-style-name="Standard">
      <style:text-properties officeooo:rsid="0006ce33" officeooo:paragraph-rsid="0009ec22"/>
    </style:style>
    <style:style style:name="P4" style:family="paragraph" style:parent-style-name="Standard">
      <style:text-properties officeooo:rsid="0006ce33" officeooo:paragraph-rsid="000b5ec5"/>
    </style:style>
    <style:style style:name="P5" style:family="paragraph" style:parent-style-name="Standard">
      <style:text-properties officeooo:rsid="0006ce33" officeooo:paragraph-rsid="000c3914"/>
    </style:style>
    <style:style style:name="P6" style:family="paragraph" style:parent-style-name="Standard">
      <style:text-properties officeooo:rsid="0006ce33" officeooo:paragraph-rsid="000c65fa"/>
    </style:style>
    <style:style style:name="P7" style:family="paragraph" style:parent-style-name="Standard">
      <style:text-properties officeooo:rsid="000838b2" officeooo:paragraph-rsid="000838b2"/>
    </style:style>
    <style:style style:name="P8" style:family="paragraph" style:parent-style-name="Standard">
      <style:text-properties officeooo:rsid="000838b2" officeooo:paragraph-rsid="0009ec22"/>
    </style:style>
    <style:style style:name="P9" style:family="paragraph" style:parent-style-name="Standard">
      <style:text-properties officeooo:rsid="000838b2" officeooo:paragraph-rsid="000c65fa"/>
    </style:style>
    <style:style style:name="P10" style:family="paragraph" style:parent-style-name="Standard">
      <style:text-properties officeooo:rsid="0008cdb9" officeooo:paragraph-rsid="0008cdb9"/>
    </style:style>
    <style:style style:name="P11" style:family="paragraph" style:parent-style-name="Standard">
      <style:text-properties officeooo:rsid="0008cdb9" officeooo:paragraph-rsid="0009ec22"/>
    </style:style>
    <style:style style:name="P12" style:family="paragraph" style:parent-style-name="Standard">
      <style:text-properties officeooo:rsid="0008cdb9" officeooo:paragraph-rsid="000c65fa"/>
    </style:style>
    <style:style style:name="P13" style:family="paragraph" style:parent-style-name="Standard">
      <style:text-properties officeooo:rsid="000c3914" officeooo:paragraph-rsid="000c3914"/>
    </style:style>
    <style:style style:name="P14" style:family="paragraph" style:parent-style-name="Standard">
      <style:text-properties officeooo:rsid="000c3914" officeooo:paragraph-rsid="000c65fa"/>
    </style:style>
    <style:style style:name="P15" style:family="paragraph" style:parent-style-name="Standard">
      <style:text-properties officeooo:rsid="000c65fa" officeooo:paragraph-rsid="000c65fa"/>
    </style:style>
    <style:style style:name="P16" style:family="paragraph" style:parent-style-name="Standard">
      <style:text-properties officeooo:rsid="000c65fa" officeooo:paragraph-rsid="000d4104"/>
    </style:style>
    <style:style style:name="P17" style:family="paragraph" style:parent-style-name="Standard">
      <style:text-properties officeooo:rsid="000d2edd" officeooo:paragraph-rsid="000d2edd"/>
    </style:style>
    <style:style style:name="T1" style:family="text">
      <style:text-properties officeooo:rsid="000838b2"/>
    </style:style>
    <style:style style:name="T2" style:family="text">
      <style:text-properties officeooo:rsid="0008cdb9"/>
    </style:style>
    <style:style style:name="T3" style:family="text">
      <style:text-properties officeooo:rsid="0009ec22"/>
    </style:style>
    <style:style style:name="T4" style:family="text">
      <style:text-properties officeooo:rsid="000b5ec5"/>
    </style:style>
    <style:style style:name="T5" style:family="text">
      <style:text-properties officeooo:rsid="000c65fa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officeooo:rsid="000d2edd"/>
    </style:style>
    <style:style style:name="T9" style:family="text">
      <style:text-properties officeooo:rsid="000d41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brary(dplyr)</text:p>
      <text:p text:style-name="P1">library(data.table)</text:p>
      <text:p text:style-name="P1"/>
      <text:p text:style-name="P10">#extract file data </text:p>
      <text:p text:style-name="P1">dataFile &lt;- "./data/household_power_consumption.txt"</text:p>
      <text:p text:style-name="P1">data &lt;- read.csv(dataFile,header=TRUE,sep=";",stringsAsFactors = FALSE,na.strings="?")</text:p>
      <text:p text:style-name="P1"/>
      <text:p text:style-name="P2"><text:span text:style-name="T2">#create subset of above read data with dates 1/2/2007 &amp; 2/2/2007</text:span></text:p>
      <text:p text:style-name="P2">subset_data &lt;- data[data$Date %in% c("1/2/2007","2/2/2007"),]</text:p>
      <text:p text:style-name="P1"/>
      <text:p text:style-name="P1">globalActivePower &lt;-as.numeric(<text:span text:style-name="T1">as.character(</text:span>subset_data$Global_active_power)<text:span text:style-name="T1">)</text:span></text:p>
      <text:p text:style-name="P7"/>
      <text:p text:style-name="P7">#create object of datetime together</text:p>
      <text:p text:style-name="P1">datetime&lt;- strptime(paste(subset_data$date,subset_data$time,sep=" "),"%d/%m/%y %H:%M:%S")</text:p>
      <text:p text:style-name="P7"/>
      <text:p text:style-name="P7"># open file plot2.png</text:p>
      <text:p text:style-name="P1">png("plot2.png",width=480,height=480)</text:p>
      <text:p text:style-name="P1"/>
      <text:p text:style-name="P1"><text:span text:style-name="T1">with(subset_Data,</text:span>plot(<text:span text:style-name="T2">datetime,globalActivePower,xlab=””,ylab=”Global Active Power (Kilowatts)”</text:span>)</text:p>
      <text:p text:style-name="P1"/>
      <text:p text:style-name="P1">dev.off()</text:p>
      <text:p text:style-name="P1"/>
      <text:p text:style-name="P1"/>
      <text:p text:style-name="P1"/>
      <text:p text:style-name="P1"/>
      <text:p text:style-name="P7">P3</text:p>
      <text:p text:style-name="P7"/>
      <text:p text:style-name="P3">ibrary(dplyr)</text:p>
      <text:p text:style-name="P3">library(data.table)</text:p>
      <text:p text:style-name="P3"/>
      <text:p text:style-name="P11">#extract file data </text:p>
      <text:p text:style-name="P3">dataFile &lt;- "./data/household_power_consumption.txt"</text:p>
      <text:p text:style-name="P3">data &lt;- read.csv(dataFile,header=TRUE,sep=";",stringsAsFactors = FALSE,na.strings="?")</text:p>
      <text:p text:style-name="P3"/>
      <text:p text:style-name="P3"><text:span text:style-name="T2">#create subset of above read data with dates 1/2/2007 &amp; 2/2/2007</text:span></text:p>
      <text:p text:style-name="P3">subset_data &lt;- data[data$Date %in% c("1/2/2007","2/2/2007"),]</text:p>
      <text:p text:style-name="P3"/>
      <text:p text:style-name="P3">globalActivePower &lt;- as.numeric(subset_data$Global_active_power)</text:p>
      <text:p text:style-name="P3"><text:span text:style-name="T3">submetering1</text:span>&lt;- as.numeric(<text:span text:style-name="T3">s</text:span>ubset_data$<text:span text:style-name="T3">Sub_metering_1)</text:span></text:p>
      <text:p text:style-name="P3"><text:span text:style-name="T3">submetering2</text:span>&lt;- as.numeric(<text:span text:style-name="T3">s</text:span>ubset_data$<text:span text:style-name="T3">Sub_metering_2)</text:span></text:p>
      <text:p text:style-name="P3"><text:span text:style-name="T3">submetering3</text:span>&lt;- as.numeric(<text:span text:style-name="T3">s</text:span>ubset_data$<text:span text:style-name="T3">Sub_metering_3)</text:span></text:p>
      <text:p text:style-name="P3"/>
      <text:p text:style-name="P8">#create object of datetime together</text:p>
      <text:p text:style-name="P3">datetime&lt;- strptime(paste(subset_data$date,subset_data$time,sep=" "),"%d/%m/%y %H:%M:%S")</text:p>
      <text:p text:style-name="P8"/>
      <text:p text:style-name="P8"># open file plot<text:span text:style-name="T4">3</text:span>.png</text:p>
      <text:p text:style-name="P3">png("plot<text:span text:style-name="T4">3</text:span>.png",width=480,height=480)</text:p>
      <text:p text:style-name="P3"/>
      <text:p text:style-name="P4">plot(<text:span text:style-name="T2">datetime,submetering1,type=”1”,xlab=””,ylab=”Energy Sub metering”</text:span>)</text:p>
      <text:p text:style-name="P4">plot(<text:span text:style-name="T2">datetime,submetering1,type=”1”,col=”red”,xlab=””,ylab=”Energy Sub metering”</text:span>)</text:p>
      <text:p text:style-name="P5">plot(<text:span text:style-name="T2">datetime,submetering1,type=”1”,col=”blue”xlab=””,ylab=”Energy Sub metering”</text:span>)</text:p>
      <text:p text:style-name="P13"><text:soft-page-break/>legend(“topright”,c(“Sub_metering_1”,”Sub_metering_2,Sub_metering_3),lty=1,lwd=2.5,col=c(“black”,”red”,”blue”))</text:p>
      <text:p text:style-name="P13"/>
      <text:p text:style-name="P13"/>
      <text:p text:style-name="P3"/>
      <text:p text:style-name="P3">dev.off()</text:p>
      <text:p text:style-name="P3"/>
      <text:p text:style-name="P7"/>
      <text:p text:style-name="P7"/>
      <text:p text:style-name="P15">P4</text:p>
      <text:p text:style-name="P15"/>
      <text:p text:style-name="P6">ibrary(dplyr)</text:p>
      <text:p text:style-name="P6">library(data.table)</text:p>
      <text:p text:style-name="P6"/>
      <text:p text:style-name="P12">#extract file data </text:p>
      <text:p text:style-name="P6">dataFile &lt;- "./data/household_power_consumption.txt"</text:p>
      <text:p text:style-name="P6">data &lt;- read.csv(dataFile,header=TRUE,sep=";",stringsAsFactors = FALSE,na.strings="?")</text:p>
      <text:p text:style-name="P6"/>
      <text:p text:style-name="P6"><text:span text:style-name="T2">#create subset of above read data with dates 1/2/2007 &amp; 2/2/2007</text:span></text:p>
      <text:p text:style-name="P6">subset_data &lt;- data[data$Date %in% c("1/2/2007","2/2/2007"),]</text:p>
      <text:p text:style-name="P6"/>
      <text:p text:style-name="P6">globalActivePower &lt;- as.numeric(subset_data$Global_active_power)</text:p>
      <text:p text:style-name="P15">globalreactivepower &lt;- as.numeric(subset_data$Global_reactive_power)</text:p>
      <text:p text:style-name="P15">voltage &lt;- as.numeric (subset_data$Voltage)</text:p>
      <text:p text:style-name="P6"><text:span text:style-name="T3">submetering1</text:span>&lt;- as.numeric(<text:span text:style-name="T3">s</text:span>ubset_data$<text:span text:style-name="T3">Sub_metering_1)</text:span></text:p>
      <text:p text:style-name="P6"><text:span text:style-name="T3">submetering2</text:span>&lt;- as.numeric(<text:span text:style-name="T3">s</text:span>ubset_data$<text:span text:style-name="T3">Sub_metering_2)</text:span></text:p>
      <text:p text:style-name="P6"><text:span text:style-name="T3">submetering3</text:span>&lt;- as.numeric(<text:span text:style-name="T3">s</text:span>ubset_data$<text:span text:style-name="T3">Sub_metering_3)</text:span></text:p>
      <text:p text:style-name="P6"/>
      <text:p text:style-name="P9">#create object of datetime together</text:p>
      <text:p text:style-name="P6">datetime&lt;- strptime(paste(subset_data$date,subset_data$time,sep=" "),"%d/%m/%y %H:%M:%S")</text:p>
      <text:p text:style-name="P9"/>
      <text:p text:style-name="P9"># open file plot<text:span text:style-name="T5">4</text:span>.png</text:p>
      <text:p text:style-name="P6">png("plot<text:span text:style-name="T5">4</text:span>.png",width=480,height=480)</text:p>
      <text:p text:style-name="P15">par(mfrow=c(2,2))</text:p>
      <text:p text:style-name="P15"/>
      <text:p text:style-name="P15">#plot 1</text:p>
      <text:p text:style-name="P15">plot(datetime,globalActivePower,type=”1”,xlab=””,ylab=”Global Active Power “,cex=”0.2”)</text:p>
      <text:p text:style-name="P15"/>
      <text:p text:style-name="P15">#plot2 (1<text:span text:style-name="T6">st</text:span> column 2<text:span text:style-name="T6">nd</text:span> row)</text:p>
      <text:p text:style-name="P15">plot(datetime,voltagetype=”1”,xlab=””,ylab=”Voltage“)</text:p>
      <text:p text:style-name="P15"/>
      <text:p text:style-name="P15"/>
      <text:p text:style-name="P15">#plot 3(2nd ow 2<text:span text:style-name="T6">nd</text:span> column)</text:p>
      <text:p text:style-name="P15"/>
      <text:p text:style-name="P6">plot(<text:span text:style-name="T2">datetime,submetering1,type=”1”,xlab=””,ylab=”Energy Sub metering”</text:span>)</text:p>
      <text:p text:style-name="P6">plot(<text:span text:style-name="T2">datetime,submetering1,type=”1”,col=”red”,xlab=””,ylab=”Energy Sub metering”</text:span>)</text:p>
      <text:p text:style-name="P6">plot(<text:span text:style-name="T2">datetime,submetering1,type=”1”,col=”blue”xlab=””,ylab=”Energy Sub metering”</text:span>)</text:p>
      <text:p text:style-name="P14">legend(“topright”,c(“Sub_metering_1”,”Sub_metering_2,Sub_metering_3),lty=1,lwd=2.5,col=c(“black”,”red”,”blue”,<text:span text:style-name="T8">bty=”0”</text:span>))</text:p>
      <text:p text:style-name="P14"/>
      <text:p text:style-name="P14"/>
      <text:p text:style-name="P17">#plot 4(2nd row,2nd columnn)</text:p>
      <text:p text:style-name="P16"><text:soft-page-break/>plot(datetime,global<text:span text:style-name="T9">reactivepower</text:span>,type=”1”,xlab=””,ylab=”Global_<text:span text:style-name="T9">Reac</text:span>tive_Power “,cex=”0.2”)</text:p>
      <text:p text:style-name="P16"/>
      <text:p text:style-name="P14"/>
      <text:p text:style-name="P6"/>
      <text:p text:style-name="P6">dev.off(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2:51:52.742326366</meta:creation-date>
    <dc:date>2017-05-13T23:43:37.946973004</dc:date>
    <meta:editing-duration>PT30M2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66" meta:word-count="209" meta:character-count="3282" meta:non-whitespace-character-count="3136"/>
  </office:meta>
</office:document-meta>
</file>